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text-properties style:font-name="Monaco1" fo:font-size="9pt" style:font-size-asian="9pt" style:font-size-complex="9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List">
      <style:text-properties style:font-name="Optima1" fo:font-size="10pt" style:font-size-asian="10pt" style:font-size-complex="10pt"/>
    </style:style>
    <style:style style:name="P11" style:family="paragraph" style:parent-style-name="List">
      <style:text-properties officeooo:paragraph-rsid="000ae924"/>
    </style:style>
    <style:style style:name="P12" style:family="paragraph" style:parent-style-name="Standard">
      <style:paragraph-properties fo:break-before="page"/>
    </style:style>
    <style:style style:name="P13" style:family="paragraph" style:parent-style-name="Code">
      <style:text-properties officeooo:rsid="00141602" officeooo:paragraph-rsid="00141602"/>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Contents_20_1">
      <style:paragraph-properties>
        <style:tab-stops>
          <style:tab-stop style:position="0cm"/>
          <style:tab-stop style:position="3cm"/>
        </style:tab-stops>
      </style:paragraph-properties>
    </style:style>
    <style:style style:name="P19" style:family="paragraph" style:parent-style-name="Contents_20_2">
      <style:paragraph-properties>
        <style:tab-stops>
          <style:tab-stop style:position="0cm"/>
        </style:tab-stops>
      </style:paragraph-properties>
    </style:style>
    <style:style style:name="T1" style:family="text">
      <style:text-properties officeooo:rsid="000c4857"/>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Monaco1" fo:font-size="9pt" style:font-size-asian="9pt" style:font-size-complex="9pt"/>
    </style:style>
    <style:style style:name="T5" style:family="text">
      <style:text-properties style:font-name="Monaco1" fo:font-size="9pt" fo:font-weight="normal" style:font-size-asian="9pt" style:font-weight-asian="normal" style:font-size-complex="9pt" style:font-weight-complex="normal"/>
    </style:style>
    <style:style style:name="T6" style:family="text">
      <style:text-properties style:font-name="Monaco1" fo:font-size="8pt" style:font-size-asian="8pt" style:font-size-complex="8pt"/>
    </style:style>
    <style:style style:name="T7" style:family="text">
      <style:text-properties style:font-name="Optima1"/>
    </style:style>
    <style:style style:name="T8" style:family="text">
      <style:text-properties style:font-name="Optima1" fo:font-size="10pt" style:font-size-asian="10pt" style:font-size-complex="10pt"/>
    </style:style>
    <style:style style:name="T9" style:family="text">
      <style:text-properties fo:font-weight="normal" style:font-weight-asian="normal" style:font-weight-complex="normal"/>
    </style:style>
    <style:style style:name="T10" style:family="text">
      <style:text-properties officeooo:rsid="000ae924"/>
    </style:style>
    <style:style style:name="T11" style:family="text">
      <style:text-properties officeooo:rsid="0020f168"/>
    </style:style>
    <style:style style:name="T12" style:family="text">
      <style:text-properties officeooo:rsid="001218e1"/>
    </style:style>
    <style:style style:name="T13" style:family="text">
      <style:text-properties officeooo:rsid="0016f43d"/>
    </style:style>
    <style:style style:name="T14" style:family="text">
      <style:text-properties officeooo:rsid="001793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7"/>
      <text:p text:style-name="P9">Version <text:span text:style-name="T10"><text:variable-set text:name="Version" office:value-type="string">2.2.7</text:variable-set></text:span></text:p>
      <text:p text:style-name="P8">Mozilla Thunderbird Configuration Guide</text:p>
      <text:p text:style-name="P3"/>
      <text:p text:style-name="P14">Copyright © <text:s/>2009-<text:date style:data-style-name="N108" text:date-value="2014-05-29T10:55:30.478681856"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text:variable-get text:name="Version">2.2.7</text:variable-get> – <text:date style:data-style-name="N109" text:date-value="2014-05-29T10:55:36.061075259" text:fixed="true" text:date-adjust="PT1440H00M00S">July 2014</text:date></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Chapter 1<text:tab/>About this Guide <text:s text:c="2"/><text:tab/>2</text:p>
          <text:p text:style-name="P18">Chapter 2<text:tab/>Introduction <text:s text:c="2"/><text:tab/>3</text:p>
          <text:p text:style-name="P18">Chapter 3<text:tab/>Installation <text:s text:c="2"/><text:tab/>4</text:p>
          <text:p text:style-name="P19">Mozilla Thunderbird <text:s text:c="2"/><text:tab/>4</text:p>
          <text:p text:style-name="P19">Mozilla Lightning <text:s text:c="2"/><text:tab/>4</text:p>
          <text:p text:style-name="P19">SOGo Connector and SOGo Integrator <text:s text:c="2"/><text:tab/>5</text:p>
          <text:p text:style-name="P18">Chapter 4<text:tab/>SOGo Integrator Customization <text:s text:c="2"/><text:tab/>6</text:p>
          <text:p text:style-name="P19">Customization <text:s text:c="2"/><text:tab/>6</text:p>
          <text:p text:style-name="P18">Chapter 5<text:tab/>SOGo Update Server <text:s text:c="2"/><text:tab/>8</text:p>
          <text:p text:style-name="P19">Installation <text:s text:c="2"/><text:tab/>8</text:p>
          <text:p text:style-name="P19">Configuration <text:s text:c="2"/><text:tab/>8</text:p>
          <text:p text:style-name="P18">Chapter 6<text:tab/>Additional Information <text:s text:c="2"/><text:tab/>11</text:p>
          <text:p text:style-name="P18">Chapter 7<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text:variable-get text:name="Version">2.2.7</text:variable-get>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P11">❏<text:tab/>Two-way synchronization support with any <text:span text:style-name="T11">Microsoft ActiveSync</text:span>-capable device, <text:span text:style-name="T11">or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17 ESR, and 24 are supported and it is recommend<text:span text:style-name="T10">ed</text:span> to use version 24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24 of Thunderbird, you can use the latest version of Mozilla Lightning. Use the Add-ons manager of Thunderbird or visit :</text:p>
      <text:p text:style-name="Standard"><text:a xlink:type="simple" xlink:href="https://addons.mozilla.org/en-US/thunderbird/addon/lightning/">https://addons.mozilla.org/en-US/thunderbird/addon/lightning/</text:a></text:p>
      <text:p text:style-name="Standard">When using version 17 ESR of Thunderbird, you can use Mozilla Lightning version 1.9.1. In order to download the extension, please visit :</text:p>
      <text:p text:style-name="Standard"><text:a xlink:type="simple" xlink:href="https://addons.mozilla.org/en-US/thunderbird/addon/lightning/versions/?page=1#version-1.9.1">https://addons.mozilla.org/en-US/thunderbird/addon/lightning/versions/?page=1#version-1.9.1</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17 ESR and 24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2">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3">must</text:span> match the one you specify in "isi:updateURL" – even the port number.</text:p>
      <text:p text:style-name="Standard">Moreover, you <text:span text:style-name="T3">must</text:span> change the value of <text:span text:style-name="T6">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4">updates.php</text:span> script available through your HTTP server at the URL you've specified from the <text:span text:style-name="T4">extensions.rdf</text:span> file. The <text:span text:style-name="T4">updates.php</text:span> script can be <text:span text:style-name="T9"><text:s/>found in the SOGo sources, under the </text:span><text:span text:style-name="T5">Scripts</text:span><text:span text:style-name="T9"> directory.</text:span></text:p>
      <text:p text:style-name="Standard">The <text:span text:style-name="T4">updateLink </text:span><text:span text:style-name="T8">section of the xml payload returned to sogo-integrator is built dynamically using the SCRIPT_URI variable, which is only available when running with mod_rewrite. It should work out of the box as long as the script is placed in the same directory as the xpi files.</text:span></text:p>
      <text:p text:style-name="P5">If <text:span text:style-name="T1">it </text:span>is not the case, then the link should be adjusted to fit the actual file layout:</text:p>
      <text:p text:style-name="P6">&lt;em:updateLink&gt;&lt;?php echo dirname(getenv('SCRIPT_URI')) . '/relative/path/to/' . $plugin["filename"] ?&gt;&lt;/em:updateLink&gt;</text:p>
      <text:p text:style-name="P5">An http request similar to the following can be used to make sure that the generated link is correct :</text:p>
      <text:p text:style-name="P6">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4">updates.php</text:span> script directly.</text:p>
      <text:p text:style-name="Standard">Adding an extension to be pushed automatically by the update server require you to modify $plugins array from <text:span text:style-name="T4">updates.php</text:span><text:span text:style-name="T8"> and also adjust accordingly SOGo Integrator's </text:span><text:span text:style-name="T4">extensions.rdf</text:span><text:span text:style-name="T8"> file.</text:span></text:p>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24.<text:span text:style-name="T1">0</text:span>.<text:span text:style-name="T14">6</text:span>",</text:p>
      <text:p text:style-name="Code"><text:s text:c="19"/>"filename" =&gt; "sogo-connector-24.0.<text:span text:style-name="T14">6</text:span>.xpi" ),</text:p>
      <text:p text:style-name="Code"><text:s text:c="9"/>"sogo-integrator@inverse.ca"</text:p>
      <text:p text:style-name="Code"><text:s text:c="9"/>=&gt; array( "application" =&gt; "thunderbird",</text:p>
      <text:p text:style-name="Code"><text:s text:c="19"/>"version" =&gt; "24.<text:span text:style-name="T1">0</text:span>.<text:span text:style-name="T14">6</text:span>",</text:p>
      <text:p text:style-name="Code"><text:s text:c="19"/>"filename" =&gt; "sogo-integrator-24.0.<text:span text:style-name="T14">6</text:span>-sogo-demo.xpi" ),</text:p>
      <text:p text:style-name="Code"><text:s text:c="9"/>"{e2fda1a4-762b-4020-b5ad-a41df1933103}"</text:p>
      <text:p text:style-name="Code"><text:s text:c="9"/>=&gt; array( "application" =&gt; "thunderbird",</text:p>
      <text:p text:style-name="Code"><text:s text:c="19"/>"version" =&gt; "2.6.<text:span text:style-name="T13">6</text:span>",</text:p>
      <text:p text:style-name="Code"><text:s text:c="19"/>"filename" =&gt; "lightning.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6">"filename"</text:span> parameter, is relative to the location of the <text:span text:style-name="T4">updates.php </text:span>script. For extensions that are dependant on the architecture and operating system (Microsoft Windows, Apple Mac OS X, etc.), they can be placed in subdirectories relative again to the <text:span text:style-name="T4">updates.php </text:span>script (but the filename must be identical in all subdirectories). For exemple, for Mozilla Lightning, we could have :</text:p>
      <text:p text:style-name="Code">Darwin_x86-gcc3/lightning.xpi</text:p>
      <text:p text:style-name="Code">Linux_x86-gcc3/lightning.xpi</text:p>
      <text:p text:style-name="Code">Linux_x86_64-gcc3/lightning.xpi</text:p>
      <text:p text:style-name="Code">WINNT_x86-msvc/lightning.xpi<text:line-break/></text:p>
      <text:p text:style-name="P5">If you eventually want to disable an extension, that is, without removing it from your users' computers, you can specify “<text:span text:style-name="T4">disabled</text:span>” as the version number.</text:p>
      <text:p text:style-name="P5">Next is to modify the <text:span text:style-name="T4">extensions.rdf</text:span><text:span text:style-name="T7"> file. Again, to automatically install SOGo Connector, SOGo Integrator and Lightning, you would have :</text:span></text:p>
      <text:p text:style-name="Code"><text:span text:style-name="T7"><text:s/></text:span><text:span text:style-name="T6"><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10">❏<text:tab/>Settings that are pushed upon every restart (ie., forced) of Thunderbird</text:p>
      <text:p text:style-name="P10"/>
      <text:p text:style-name="Standard">Settings that pushed are pushed during initial configuration are controlled by the <text:span text:style-name="T4">./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4">./chrome/content/general/custom-preferences.js</text:span> configuration file. Here is an example :</text:p>
      <text:p text:style-name="Code">force_int_pref("changequote.replyformat.format", 0);</text:p>
      <text:p text:style-name="Code">force_bool_pref("changequote.headers.withcc", true);</text:p>
      <text:p text:style-name="P13">force_char_pref(“foo.bar”, “zot”);</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Header">Chapter <text:chapter text:display="number" text:outline-level="1">7</text:chapter></text:p>
      </style:header>
      <style:footer>
        <text:p text:style-name="MP1">© 2009-<text:date style:data-style-name="N108" text:date-value="2014-05-29T10:56:20.741344881" text:fixed="true">2014</text:date>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 LibreOffice_project/63150712c6d317d27ce2db16eb94c2f3d7b699f8</meta:generator>
    <meta:creation-date>2008-10-24T09:42:32</meta:creation-date>
    <meta:editing-cycles>171</meta:editing-cycles>
    <meta:editing-duration>P1DT3H13M58S</meta:editing-duration>
    <dc:date>2014-07-30T10:49:55.596867000</dc:date>
    <meta:document-statistic meta:table-count="0" meta:image-count="2" meta:object-count="0" meta:page-count="14" meta:paragraph-count="165" meta:word-count="1844" meta:character-count="13480" meta:non-whitespace-character-count="11449"/>
    <meta:user-defined meta:name="Info 1"/>
    <meta:user-defined meta:name="Info 2"/>
    <meta:user-defined meta:name="Info 3"/>
    <meta:user-defined meta:name="Info 4"/>
  </office:meta>
</office:document-meta>
</file>